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92in"/>
    </style:style>
    <style:style style:name="co2" style:family="table-column">
      <style:table-column-properties fo:break-before="auto" style:column-width="1.7063in"/>
    </style:style>
    <style:style style:name="co3" style:family="table-column">
      <style:table-column-properties fo:break-before="auto" style:column-width="0.6902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0.7555in"/>
    </style:style>
    <style:style style:name="co7" style:family="table-column">
      <style:table-column-properties fo:break-before="auto" style:column-width="2.1209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>
            <text:p>Tree Object</text:p>
          </table:table-cell>
          <table:table-cell table:style-name="ce1" office:value-type="string">
            <text:p>Node Type (Tag)</text:p>
          </table:table-cell>
          <table:table-cell table:style-name="ce1" office:value-type="string">
            <text:p>Schema</text:p>
          </table:table-cell>
          <table:table-cell table:style-name="ce1" office:value-type="string">
            <text:p>Object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Overload</text:p>
          </table:table-cell>
          <table:table-cell table:style-name="ce1" office:value-type="string">
            <text:p>Comments</text:p>
          </table:table-cell>
          <table:table-cell table:style-name="ce1" table:number-columns-repeated="1016"/>
        </table:table-row>
        <table:table-row table:style-name="ro1">
          <table:table-cell table:number-columns-repeated="2" office:value-type="string">
            <text:p>Database</text:p>
          </table:table-cell>
          <table:table-cell table:number-columns-repeated="1021"/>
        </table:table-row>
        <table:table-row table:style-name="ro2">
          <table:table-cell office:value-type="string">
            <text:p>…DB-Level Tests</text:p>
          </table:table-cell>
          <table:table-cell office:value-type="string">
            <text:p>DBLevelTestsFolder</text:p>
          </table:table-cell>
          <table:table-cell table:number-columns-repeated="1021"/>
        </table:table-row>
        <table:table-row table:style-name="ro2">
          <table:table-cell office:value-type="string">
            <text:p>…...Schema 1</text:p>
          </table:table-cell>
          <table:table-cell office:value-type="string">
            <text:p>Schema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…...Schema 2</text:p>
          </table:table-cell>
          <table:table-cell office:value-type="string">
            <text:p>Schema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…...RT</text:p>
          </table:table-cell>
          <table:table-cell office:value-type="string">
            <text:p>Schema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…......Schema-Level Tests</text:p>
          </table:table-cell>
          <table:table-cell office:value-type="string">
            <text:p>SchemaLevelTestsFolder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…......Functions</text:p>
          </table:table-cell>
          <table:table-cell office:value-type="string">
            <text:p>FunctionsFolder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….........MyFunction</text:p>
          </table:table-cell>
          <table:table-cell office:value-type="string">
            <text:p>SchemaLevelObject</text:p>
          </table:table-cell>
          <table:table-cell table:number-columns-repeated="2" office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>
            <text:p>…......Packages</text:p>
          </table:table-cell>
          <table:table-cell office:value-type="string">
            <text:p>PackagesFolder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….........Package 1</text:p>
          </table:table-cell>
          <table:table-cell office:value-type="string">
            <text:p>SchemaLevelObject</text:p>
          </table:table-cell>
          <table:table-cell table:number-columns-repeated="2" office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>
            <text:p>….........Package 2</text:p>
          </table:table-cell>
          <table:table-cell office:value-type="string">
            <text:p>SchemaLevelObject</text:p>
          </table:table-cell>
          <table:table-cell table:number-columns-repeated="2" office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>
            <text:p>…............Package-Level Tests</text:p>
          </table:table-cell>
          <table:table-cell office:value-type="string">
            <text:p>PackageLevelTestsFolder</text:p>
          </table:table-cell>
          <table:table-cell table:number-columns-repeated="2" office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>
            <text:p>…............Function 1</text:p>
          </table:table-cell>
          <table:table-cell office:value-type="string">
            <text:p>PACKAGE</text:p>
          </table:table-cell>
          <table:table-cell table:number-columns-repeated="4" office:value-type="string">
            <text:p>Yes</text:p>
          </table:table-cell>
          <table:table-cell table:number-columns-repeated="1017"/>
        </table:table-row>
        <table:table-row table:style-name="ro2">
          <table:table-cell office:value-type="string">
            <text:p>…............Function 2</text:p>
          </table:table-cell>
          <table:table-cell office:value-type="string">
            <text:p>PACKAGE</text:p>
          </table:table-cell>
          <table:table-cell table:number-columns-repeated="4" office:value-type="string">
            <text:p>Yes</text:p>
          </table:table-cell>
          <table:table-cell table:number-columns-repeated="1017"/>
        </table:table-row>
        <table:table-row table:style-name="ro2">
          <table:table-cell office:value-type="string">
            <text:p>…...............Test #1</text:p>
          </table:table-cell>
          <table:table-cell office:value-type="string">
            <text:p>Test</text:p>
          </table:table-cell>
          <table:table-cell table:number-columns-repeated="1021"/>
        </table:table-row>
        <table:table-row table:style-name="ro2">
          <table:table-cell office:value-type="string">
            <text:p>…...............Test #2</text:p>
          </table:table-cell>
          <table:table-cell office:value-type="string">
            <text:p>Test</text:p>
          </table:table-cell>
          <table:table-cell table:number-columns-repeated="1021"/>
        </table:table-row>
        <table:table-row table:style-name="ro2">
          <table:table-cell office:value-type="string">
            <text:p>…............Function 3</text:p>
          </table:table-cell>
          <table:table-cell office:value-type="string">
            <text:p>PACKAGE</text:p>
          </table:table-cell>
          <table:table-cell table:number-columns-repeated="4" office:value-type="string">
            <text:p>Yes</text:p>
          </table:table-cell>
          <table:table-cell table:number-columns-repeated="1017"/>
        </table:table-row>
        <table:table-row table:style-name="ro2">
          <table:table-cell office:value-type="string">
            <text:p>…......Procedures</text:p>
          </table:table-cell>
          <table:table-cell office:value-type="string">
            <text:p>ProceduresFolder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….........MyProc1</text:p>
          </table:table-cell>
          <table:table-cell office:value-type="string">
            <text:p>SchemaLevelObject</text:p>
          </table:table-cell>
          <table:table-cell table:number-columns-repeated="4" office:value-type="string">
            <text:p>Yes</text:p>
          </table:table-cell>
          <table:table-cell table:number-columns-repeated="1017"/>
        </table:table-row>
        <table:table-row table:style-name="ro2">
          <table:table-cell office:value-type="string">
            <text:p>…............Test #1</text:p>
          </table:table-cell>
          <table:table-cell office:value-type="string">
            <text:p>Test</text:p>
          </table:table-cell>
          <table:table-cell table:number-columns-repeated="1021"/>
        </table:table-row>
        <table:table-row table:style-name="ro2">
          <table:table-cell office:value-type="string">
            <text:p>…......Triggers</text:p>
          </table:table-cell>
          <table:table-cell office:value-type="string">
            <text:p>TriggersFolder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…......Types</text:p>
          </table:table-cell>
          <table:table-cell office:value-type="string">
            <text:p>TypesFolder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….........Type 1</text:p>
          </table:table-cell>
          <table:table-cell office:value-type="string">
            <text:p>SchemaLevelObject</text:p>
          </table:table-cell>
          <table:table-cell table:number-columns-repeated="2" office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>
            <text:p>…............Type-Level Tests</text:p>
          </table:table-cell>
          <table:table-cell office:value-type="string">
            <text:p>TypeLevelTestsFolder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I don't think this is implemented</text:p>
          </table:table-cell>
          <table:table-cell table:number-columns-repeated="1016"/>
        </table:table-row>
        <table:table-row table:style-name="ro2">
          <table:table-cell office:value-type="string">
            <text:p>…............Method 1</text:p>
          </table:table-cell>
          <table:table-cell office:value-type="string">
            <text:p>TYPE</text:p>
          </table:table-cell>
          <table:table-cell table:number-columns-repeated="4" office:value-type="string">
            <text:p>Yes</text:p>
          </table:table-cell>
          <table:table-cell table:number-columns-repeated="1017"/>
        </table:table-row>
        <table:table-row table:style-name="ro2">
          <table:table-cell office:value-type="string">
            <text:p>…...............Test #1</text:p>
          </table:table-cell>
          <table:table-cell office:value-type="string">
            <text:p>Test</text:p>
          </table:table-cell>
          <table:table-cell table:number-columns-repeated="1021"/>
        </table:table-row>
        <table:table-row table:style-name="ro2">
          <table:table-cell office:value-type="string">
            <text:p>…...............Test #2</text:p>
          </table:table-cell>
          <table:table-cell office:value-type="string">
            <text:p>Test</text:p>
          </table:table-cell>
          <table:table-cell table:number-columns-repeated="1021"/>
        </table:table-row>
        <table:table-row table:style-name="ro2">
          <table:table-cell office:value-type="string">
            <text:p>…............Method 2</text:p>
          </table:table-cell>
          <table:table-cell office:value-type="string">
            <text:p>TYPE</text:p>
          </table:table-cell>
          <table:table-cell table:number-columns-repeated="4" office:value-type="string">
            <text:p>Yes</text:p>
          </table:table-cell>
          <table:table-cell table:number-columns-repeated="1017"/>
        </table:table-row>
        <table:table-row table:style-name="ro2">
          <table:table-cell office:value-type="string">
            <text:p>…............Method 3</text:p>
          </table:table-cell>
          <table:table-cell office:value-type="string">
            <text:p>TYPE</text:p>
          </table:table-cell>
          <table:table-cell table:number-columns-repeated="4" office:value-type="string">
            <text:p>Yes</text:p>
          </table:table-cell>
          <table:table-cell table:number-columns-repeated="1017"/>
        </table:table-row>
        <table:table-row table:style-name="ro2">
          <table:table-cell office:value-type="string">
            <text:p>….........Type 2</text:p>
          </table:table-cell>
          <table:table-cell office:value-type="string">
            <text:p>SchemaLevelObject</text:p>
          </table:table-cell>
          <table:table-cell table:number-columns-repeated="2"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>
            <text:p>...Schema 5</text:p>
          </table:table-cell>
          <table:table-cell office:value-type="string">
            <text:p>Schema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2">01/02/2012</text:date>, <text:time>19:1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Valles</meta:initial-creator>
    <meta:creation-date>2012-01-02T18:35:18.87</meta:creation-date>
    <dc:date>2012-01-02T19:14:47.39</dc:date>
    <dc:creator>David Valles</dc:creator>
    <meta:editing-duration>PT39M22S</meta:editing-duration>
    <meta:editing-cycles>16</meta:editing-cycles>
    <meta:generator>OpenOffice.org/3.3$Win32 OpenOffice.org_project/330m20$Build-9567</meta:generator>
    <meta:document-statistic meta:table-count="3" meta:cell-count="122" meta:object-count="0"/>
  </office:meta>
</office:document-meta>
</file>